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conserv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14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14">
            <text:p>move_speed</text:p>
          </table:table-cell>
          <table:table-cell table:style-name="ce2"/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song_effect_big</text:p>
          </table:table-cell>
          <table:table-cell table:number-columns-repeated="6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13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4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Kelvin Vuu</dc:creator>
    <dc:date>2024-12-09T17:01:03Z</dc:date>
    <meta:editing-cycles>93</meta:editing-cycles>
    <meta:editing-duration>PT29943S</meta:editing-duration>
  </office:meta>
</office:document-meta>
</file>